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4.8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imbus Sans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imbus Sans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5"/>
        <table:table-column table:style-name="co2" table:number-columns-repeated="2" table:default-cell-style-name="Default"/>
        <table:table-column table:style-name="co2" table:default-cell-style-name="ce8"/>
        <table:table-column table:style-name="co2" table:number-columns-repeated="3" table:default-cell-style-name="Default"/>
        <table:table-column table:style-name="co2" table:default-cell-style-name="ce13"/>
        <table:table-row table:style-name="ro1">
          <table:table-cell table:style-name="ce1" office:value-type="string" calcext:value-type="string" table:number-columns-spanned="8" table:number-rows-spanned="1">
            <text:p>Cronograma de Atividades</text:p>
          </table:table-cell>
          <table:covered-table-cell table:number-columns-repeated="7" table:style-name="ce15"/>
        </table:table-row>
        <table:table-row table:style-name="ro2">
          <table:table-cell table:style-name="ce3" office:value-type="string" calcext:value-type="string" table:number-columns-spanned="1" table:number-rows-spanned="2">
            <text:p>Atividades</text:p>
          </table:table-cell>
          <table:table-cell table:style-name="ce3" office:value-type="string" calcext:value-type="string" table:number-columns-spanned="2" table:number-rows-spanned="1">
            <text:p>Datas</text:p>
          </table:table-cell>
          <table:covered-table-cell table:style-name="ce15"/>
          <table:table-cell table:style-name="ce3" office:value-type="string" calcext:value-type="string" table:number-columns-spanned="5" table:number-rows-spanned="2">
            <text:p>Processos</text:p>
          </table:table-cell>
          <table:covered-table-cell table:number-columns-repeated="4" table:style-name="ce15"/>
        </table:table-row>
        <table:table-row table:style-name="ro2">
          <table:covered-table-cell/>
          <table:table-cell table:style-name="ce15" office:value-type="string" calcext:value-type="string">
            <text:p>Início</text:p>
          </table:table-cell>
          <table:table-cell table:style-name="ce15" office:value-type="string" calcext:value-type="string">
            <text:p>Fim</text:p>
          </table:table-cell>
          <table:covered-table-cell table:number-columns-repeated="5" table:style-name="ce15"/>
        </table:table-row>
        <table:table-row table:style-name="ro2">
          <table:table-cell table:style-name="ce16" office:value-type="string" calcext:value-type="string">
            <text:p>Entregas semanais</text:p>
          </table:table-cell>
          <table:table-cell table:style-name="ce6" office:value-type="date" office:date-value="2019-09-06" calcext:value-type="date">
            <text:p>06/09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16" office:value-type="string" calcext:value-type="string">
            <text:p>1º Mês Setembro</text:p>
          </table:table-cell>
          <table:table-cell table:style-name="ce6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1ª entrega</text:p>
          </table:table-cell>
          <table:table-cell table:style-name="ce6" office:value-type="date" office:date-value="2019-09-06" calcext:value-type="date">
            <text:p>06/09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2ª entrega</text:p>
          </table:table-cell>
          <table:table-cell table:style-name="ce6" office:value-type="date" office:date-value="2019-09-13" calcext:value-type="date">
            <text:p>13/09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3ª entrega</text:p>
          </table:table-cell>
          <table:table-cell table:style-name="ce6" office:value-type="date" office:date-value="2019-09-20" calcext:value-type="date">
            <text:p>20/09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4ª entrega</text:p>
          </table:table-cell>
          <table:table-cell table:style-name="ce6" office:value-type="date" office:date-value="2019-09-27" calcext:value-type="date">
            <text:p>27/09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16" office:value-type="string" calcext:value-type="string">
            <text:p>2º Mês Outubro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1ª entrega</text:p>
          </table:table-cell>
          <table:table-cell table:style-name="ce6" office:value-type="date" office:date-value="2019-10-04" calcext:value-type="date">
            <text:p>04/10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2ª entrega</text:p>
          </table:table-cell>
          <table:table-cell table:style-name="ce6" office:value-type="date" office:date-value="2019-10-11" calcext:value-type="date">
            <text:p>11/10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3ª entrega</text:p>
          </table:table-cell>
          <table:table-cell table:style-name="ce6" office:value-type="date" office:date-value="2019-10-18" calcext:value-type="date">
            <text:p>18/10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4ª entrega</text:p>
          </table:table-cell>
          <table:table-cell table:style-name="ce6" office:value-type="date" office:date-value="2019-10-25" calcext:value-type="date">
            <text:p>25/10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16" office:value-type="string" calcext:value-type="string">
            <text:p>3º Mês Novembro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1ª entrega</text:p>
          </table:table-cell>
          <table:table-cell table:style-name="ce6" office:value-type="date" office:date-value="2019-11-01" calcext:value-type="date">
            <text:p>01/11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2ª entrega</text:p>
          </table:table-cell>
          <table:table-cell table:style-name="ce6" office:value-type="date" office:date-value="2019-11-08" calcext:value-type="date">
            <text:p>08/11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3ª entrega</text:p>
          </table:table-cell>
          <table:table-cell table:style-name="ce6" office:value-type="date" office:date-value="2019-11-15" calcext:value-type="date">
            <text:p>15/11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4ª entrega</text:p>
          </table:table-cell>
          <table:table-cell table:style-name="ce6" office:value-type="date" office:date-value="2019-11-22" calcext:value-type="date">
            <text:p>22/11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16" office:value-type="string" calcext:value-type="string">
            <text:p>Finalização e Apresentação Dezembro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2" table:number-rows-repeated="2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4" office:value-type="string" calcext:value-type="string">
            <text:p>Definição dos Requisitos</text:p>
          </table:table-cell>
          <table:table-cell/>
          <table:table-cell table:style-name="ce6" office:value-type="date" office:date-value="2019-09-04" calcext:value-type="date">
            <text:p>04/09/19</text:p>
          </table:table-cell>
          <table:table-cell table:style-name="ce7"/>
          <table:table-cell table:style-name="ce10" table:number-columns-repeated="3"/>
          <table:table-cell table:style-name="ce12"/>
        </table:table-row>
        <table:table-row table:style-name="ro2">
          <table:table-cell office:value-type="string" calcext:value-type="string">
            <text:p><text:s text:c="6"/>Documentação dos Requisitos funcionai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04" calcext:value-type="date">
            <text:p>04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6"/>Combinar entrevista com o Cícero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04" calcext:value-type="date">
            <text:p>04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6"/>Análise de Requisitos 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05" calcext:value-type="date">
            <text:p>05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6"/>Protótipo das telas</text:p>
          </table:table-cell>
          <table:table-cell table:number-columns-repeated="2" table:style-name="ce6" office:value-type="date" office:date-value="2019-09-04" calcext:value-type="date">
            <text:p>04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6"/>Organização dos Requisitos (ordem de prioridade)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12" calcext:value-type="date">
            <text:p>12/09/19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Desenvolvimento</text:p>
          </table:table-cell>
          <table:table-cell table:style-name="ce6" office:value-type="date" office:date-value="2019-09-04" calcext:value-type="date">
            <text:p>04/09/19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<text:s text:c="6"/>Banco de Dados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<text:s text:c="12"/>Classe DT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2"/>Tabela de itens</text:p>
          </table:table-cell>
          <table:table-cell/>
          <table:table-cell table:style-name="ce6" office:value-type="date" office:date-value="2019-09-12" calcext:value-type="date">
            <text:p>12/09/19</text:p>
          </table:table-cell>
          <table:table-cell office:value-type="string" calcext:value-type="string">
            <text:p>Elie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2"/>Tabela de cliente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12" calcext:value-type="date">
            <text:p>12/09/19</text:p>
          </table:table-cell>
          <table:table-cell office:value-type="string" calcext:value-type="string">
            <text:p>Elie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2"/>Tabela de empréstimo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12" calcext:value-type="date">
            <text:p>12/09/19</text:p>
          </table:table-cell>
          <table:table-cell office:value-type="string" calcext:value-type="string">
            <text:p>Elie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2"/>Tabela de usuário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12" calcext:value-type="date">
            <text:p>12/09/19</text:p>
          </table:table-cell>
          <table:table-cell office:value-type="string" calcext:value-type="string">
            <text:p>Elie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            <text:span text:style-name="T1">Métodos de acesso</text:span></text:p>
          </table:table-cell>
          <table:table-cell table:style-name="ce6" office:value-type="date" office:date-value="2019-08-29" calcext:value-type="date">
            <text:p>29/08/19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<text:s text:c="19"/>Classe DAL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9"/>Acesso e alteração de iten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9"/>Acesso e alteração de clientes</text:p>
          </table:table-cell>
          <table:table-cell table:style-name="ce6" office:value-type="date" office:date-value="2019-08-29" calcext:value-type="date">
            <text:p>29/08/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19"/>Acesso e alteração de empréstimos</text:p>
          </table:table-cell>
          <table:table-cell table:style-name="ce6" office:value-type="date" office:date-value="2019-08-29" calcext:value-type="date">
            <text:p>29/08/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19"/>Acesso e alteração de usuários</text:p>
          </table:table-cell>
          <table:table-cell table:style-name="ce6" office:value-type="date" office:date-value="2019-08-29" calcext:value-type="date">
            <text:p>29/08/19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<text:s text:c="7"/>Interface</text:p>
          </table:table-cell>
          <table:table-cell table:style-name="ce6" office:value-type="date" office:date-value="2019-08-29" calcext:value-type="date">
            <text:p>29/08/19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<text:span text:style-name="T2"> </text:span><text:span text:style-name="T3">            Classe UI</text:span>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<text:s text:c="13"/>Tela de Log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Tela Ho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20"/>Planilha de empréstimo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20"/>Opção de Abrir Planilha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20"/>Opção de Salvar o arquiv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20"/>Opção de cadastros <text:s/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20"/>Opção de aju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20"/>Opção de abou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20"/>Opção de abrir recentes (direto no arquivo de backup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20"/>Opção de visualização de Tabela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Telas de cadast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9"/>Cadastro de usuário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9"/>Cadastro de iten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9"/>Cadastro de client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Tela de novo empréstim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Tela de abou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Tela de ajuda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<text:s text:c="9"/>Operações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<text:s text:c="13"/>Classe BL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Gerar um formulário .pdf</text:p>
          </table:table-cell>
          <table:table-cell table:number-columns-repeated="2"/>
          <table:table-cell office:value-type="string" calcext:value-type="string">
            <text:p>Tobi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Contar o prazo de empréstimo(15 dias)</text:p>
          </table:table-cell>
          <table:table-cell table:style-name="ce6" office:value-type="date" office:date-value="2019-08-29" calcext:value-type="date">
            <text:p>29/08/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13"/>Enviar notificaçoes de empréstimos em atras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Salvar as planilha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Salvar o arquivo de banc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Manter o Log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Manter um arquivo de backup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Enviar recuperação de senha para o e-mail do usuári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Contabilização de valores</text:p>
          </table:table-cell>
          <table:table-cell table:style-name="ce6"/>
          <table:table-cell table:style-name="ce6" office:value-type="date" office:date-value="2019-09-26" calcext:value-type="date">
            <text:p>26/09/19</text:p>
          </table:table-cell>
          <table:table-cell office:value-type="string" calcext:value-type="string">
            <text:p>Ig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Organização de itens iguai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26" calcext:value-type="date">
            <text:p>26/09/19</text:p>
          </table:table-cell>
          <table:table-cell office:value-type="string" calcext:value-type="string">
            <text:p>Ig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Identificação de itens duplicado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26" calcext:value-type="date">
            <text:p>26/09/19</text:p>
          </table:table-cell>
          <table:table-cell office:value-type="string" calcext:value-type="string">
            <text:p>Ig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Identificação de itens incorretamente cadastrado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26" calcext:value-type="date">
            <text:p>26/09/19</text:p>
          </table:table-cell>
          <table:table-cell table:style-name="ce9" office:value-type="string" calcext:value-type="string">
            <text:p>Igor</text:p>
          </table:table-cell>
          <table:table-cell table:style-name="ce11" table:number-columns-repeated="3"/>
          <table:table-cell table:style-name="ce14"/>
        </table:table-row>
        <table:table-row table:style-name="ro2">
          <table:table-cell table:style-name="Default"/>
          <table:table-cell table:style-name="ce6" office:value-type="date" office:date-value="2019-08-29" calcext:value-type="date">
            <text:p>29/08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pt" fo:country="BR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11:32:36.2902963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9T11:44:31.967834860</meta:creation-date>
    <dc:date>2019-09-03T11:48:22.948827843</dc:date>
    <meta:editing-duration>PT29M14S</meta:editing-duration>
    <meta:editing-cycles>4</meta:editing-cycles>
    <meta:generator>LibreOffice/6.3.0.4$Linux_X86_64 LibreOffice_project/30$Build-4</meta:generator>
    <meta:document-statistic meta:table-count="1" meta:cell-count="130" meta:object-count="0"/>
  </office:meta>
</office:document-meta>
</file>